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1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1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1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board_card = <text:span text:style-name="T1">getCARD</text:span>(TARGET deck)</text:p>
          </table:table-cell>
        </table:table-row>
        <table:table-row table:style-name="ro1">
          <table:table-cell/>
          <table:table-cell office:value-type="string" calcext:value-type="string">
            <text:p>TARGET card = <text:span text:style-name="T1">makeTargetFromCARD</text:span>(CARD board_car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1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1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1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1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1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1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1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 = <text:span text:style-name="T1">takeTargetCardFromDeck</text:span>(TARGET card,DECK from_deck)</text:p>
          </table:table-cell>
        </table:table-row>
        <table:table-row table:style-name="ro1">
          <table:table-cell/>
          <table:table-cell office:value-type="string" calcext:value-type="string">
            <text:p>LIST cards_taken = <text:span text:style-name="T1">takeCardsFromDeck</text:span>(DECK deck_list, int qty)</text:p>
          </table:table-cell>
        </table:table-row>
        <table:table-row table:style-name="ro1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1">
          <table:table-cell/>
          <table:table-cell office:value-type="string" calcext:value-type="string">
            <text:p>LIST out_list = <text:span text:style-name="T1">takeTargetCardFromListToDeck</text:span>(DECK deck_list,LIST out_list,TARGET card_to_take,ZTCG_DECKORI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moveCards</text:span>(DECK from_deck,DECK to_deck,ZTCG_STRING take,ZTCG_STRING put,int val)</text:p>
          </table:table-cell>
        </table:table-row>
        <table:table-row table:style-name="ro1">
          <table:table-cell/>
          <table:table-cell office:value-type="string" calcext:value-type="string">
            <text:p>LIST from = <text:span text:style-name="T1">moveCardsFromListToDeck</text:span>(LIST from,DECK to_deck,ZTCG_DECKMOVE (take),ZTCG_DECKMOVE (put),int 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1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1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1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1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1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makePrompt</text:span>(PLAYER,string text,string subtxt, WILD const1,WILD const2,string opt1,string opt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Buff</text:span>(CARD card,CARD source,int incAtk,int incHp,int incDef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ndPlayerAway</text:span>(PLAYER, CARD src, ZTCG_PLAYERTYPE, 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1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levelUpScout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bool res = </text:span><text:span text:style-name="T1">isLevelUpTurn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1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coutMob</text:span>(PLAYER,ZTCG_SCOUTMODE,ZTCG_ELEMENT (flag)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RandomHan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oTwiceCharacterAction</text:span>(PLAYER,bool underCharact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LevelDrop</text:span>(CARD card,int newL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1:16:14.8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6DT9H10M16S</meta:editing-duration>
    <meta:editing-cycles>38</meta:editing-cycles>
    <meta:generator>LibreOffice/7.2.1.2$Windows_X86_64 LibreOffice_project/87b77fad49947c1441b67c559c339af8f3517e22</meta:generator>
    <dc:date>2022-01-04T16:24:49.885000000</dc:date>
    <meta:document-statistic meta:table-count="3" meta:cell-count="215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